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2000000020FB84FB5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ff3333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ff3333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6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3cm" fo:min-width="0cm"/>
    </style:style>
    <style:style style:name="gr8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224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/>
    </style:style>
    <style:style style:name="P3" style:family="paragraph">
      <style:text-properties fo:font-size="6pt" style:font-size-asian="6pt" style:font-size-complex="6pt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382cm" svg:height="1.382cm" svg:x="4.326cm" svg:y="3.42cm">
            <draw:image xlink:href="Pictures/100002010000002000000020FB84FB58.png" xlink:type="simple" xlink:show="embed" xlink:actuate="onLoad">
              <text:p/>
            </draw:image>
          </draw:frame>
          <draw:frame draw:style-name="gr2" draw:text-style-name="P2" draw:layer="layout" svg:width="6.496cm" svg:height="1.673cm" svg:x="1.752cm" svg:y="1.405cm">
            <draw:text-box>
              <text:p text:style-name="P1"><text:span text:style-name="T1">Climate change kills.</text:span></text:p>
              <text:p text:style-name="P1"><text:span text:style-name="T1">Is your flight worth it?</text:span></text:p>
            </draw:text-box>
          </draw:frame>
          <draw:custom-shape draw:style-name="gr3" draw:text-style-name="P1" draw:layer="layout" svg:width="1.707cm" svg:height="1.738cm" svg:x="4.141cm" svg:y="3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41cm" svg:y1="3.446cm" svg:x2="5.609cm" svg:y2="4.645cm">
            <text:p/>
          </draw:line>
          <draw:frame draw:style-name="gr5" draw:text-style-name="P3" draw:layer="layout" svg:width="7.885cm" svg:height="0.641cm" svg:x="1.233cm" svg:y="5.028cm">
            <draw:text-box>
              <text:p><text:span text:style-name="T2">The average flight in the US produces <text:s/>over <text:s/>1000lbs of CO2 per passenger. </text:span></text:p>
            </draw:text-box>
          </draw:frame>
          <draw:custom-shape draw:style-name="gr6" draw:text-style-name="P1" draw:layer="layout" svg:width="7.884cm" svg:height="4.657cm" svg:x="1.276cm" svg:y="1.244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.382cm" svg:height="1.382cm" svg:x="4.334cm" svg:y="8.362cm">
          <draw:image xlink:href="Pictures/100002010000002000000020FB84FB58.png" xlink:type="simple" xlink:show="embed" xlink:actuate="onLoad">
            <text:p/>
          </draw:image>
        </draw:frame>
        <draw:frame draw:style-name="gr7" draw:text-style-name="P1" draw:layer="layout" svg:width="7.407cm" svg:height="1.673cm" svg:x="1.46cm" svg:y="6.347cm">
          <draw:text-box>
            <text:p text:style-name="P1">Keep flying. Polar bears </text:p>
            <text:p text:style-name="P1">need the exercise.</text:p>
          </draw:text-box>
        </draw:frame>
        <draw:custom-shape draw:style-name="gr3" draw:text-style-name="P1" draw:layer="layout" svg:width="1.707cm" svg:height="1.738cm" svg:x="4.149cm" svg:y="8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418cm" svg:y1="8.388cm" svg:x2="5.617cm" svg:y2="9.587cm">
          <text:p/>
        </draw:line>
        <draw:frame draw:style-name="gr8" draw:text-style-name="P3" draw:layer="layout" svg:width="5.874cm" svg:height="0.641cm" svg:x="2.04cm" svg:y="9.904cm">
          <draw:text-box>
            <text:p><text:span text:style-name="T2">Aviation is the fastest growing cause of climate change.</text:span></text:p>
          </draw:text-box>
        </draw:frame>
        <draw:custom-shape draw:style-name="gr6" draw:text-style-name="P1" draw:layer="layout" svg:width="7.884cm" svg:height="4.657cm" svg:x="1.284cm" svg:y="6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" draw:text-style-name="P1" draw:layer="layout" svg:width="1.382cm" svg:height="1.382cm" svg:x="4.32cm" svg:y="13.274cm">
            <draw:image xlink:href="Pictures/100002010000002000000020FB84FB58.png" xlink:type="simple" xlink:show="embed" xlink:actuate="onLoad">
              <text:p/>
            </draw:image>
          </draw:frame>
          <draw:frame draw:style-name="gr2" draw:text-style-name="P1" draw:layer="layout" svg:width="7.055cm" svg:height="1.673cm" svg:x="1.446cm" svg:y="11.259cm">
            <draw:text-box>
              <text:p text:style-name="P1">You keep flying.</text:p>
              <text:p text:style-name="P1">The water keeps rising.</text:p>
            </draw:text-box>
          </draw:frame>
          <draw:custom-shape draw:style-name="gr3" draw:text-style-name="P1" draw:layer="layout" svg:width="1.707cm" svg:height="1.738cm" svg:x="4.135cm" svg:y="1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404cm" svg:y1="13.3cm" svg:x2="5.603cm" svg:y2="14.499cm">
            <text:p/>
          </draw:line>
          <draw:frame draw:style-name="gr5" draw:text-style-name="P3" draw:layer="layout" svg:width="7.885cm" svg:height="0.641cm" svg:x="1.227cm" svg:y="14.882cm">
            <draw:text-box>
              <text:p><text:span text:style-name="T2">The average flight in the US produces <text:s/>over <text:s/>1000lbs of CO2 per passenger. </text:span></text:p>
            </draw:text-box>
          </draw:frame>
          <draw:custom-shape draw:style-name="gr6" draw:text-style-name="P1" draw:layer="layout" svg:width="7.884cm" svg:height="4.657cm" svg:x="1.27cm" svg:y="11.09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.382cm" svg:height="1.382cm" svg:x="4.356cm" svg:y="18.185cm">
          <draw:image xlink:href="Pictures/100002010000002000000020FB84FB58.png" xlink:type="simple" xlink:show="embed" xlink:actuate="onLoad">
            <text:p/>
          </draw:image>
        </draw:frame>
        <draw:frame draw:style-name="gr2" draw:text-style-name="P1" draw:layer="layout" svg:width="3.914cm" svg:height="1.673cm" svg:x="3.088cm" svg:y="16.203cm">
          <draw:text-box>
            <text:p text:style-name="P1">Love global.</text:p>
            <text:p text:style-name="P1">Stay local.</text:p>
          </draw:text-box>
        </draw:frame>
        <draw:custom-shape draw:style-name="gr3" draw:text-style-name="P1" draw:layer="layout" svg:width="1.707cm" svg:height="1.738cm" svg:x="4.171cm" svg:y="1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44cm" svg:y1="18.211cm" svg:x2="5.639cm" svg:y2="19.41cm">
          <text:p/>
        </draw:line>
        <draw:frame draw:style-name="gr5" draw:text-style-name="P3" draw:layer="layout" svg:width="5.874cm" svg:height="0.641cm" svg:x="2.163cm" svg:y="19.793cm">
          <draw:text-box>
            <text:p><text:span text:style-name="T2">Aviation is the fastest growing cause of climate change.</text:span></text:p>
          </draw:text-box>
        </draw:frame>
        <draw:custom-shape draw:style-name="gr6" draw:text-style-name="P1" draw:layer="layout" svg:width="7.884cm" svg:height="4.657cm" svg:x="1.306cm" svg:y="16.009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1.382cm" svg:height="1.382cm" svg:x="4.415cm" svg:y="23.091cm">
            <draw:image xlink:href="Pictures/100002010000002000000020FB84FB58.png" xlink:type="simple" xlink:show="embed" xlink:actuate="onLoad">
              <text:p/>
            </draw:image>
          </draw:frame>
          <draw:frame draw:style-name="gr2" draw:text-style-name="P1" draw:layer="layout" svg:width="7.936cm" svg:height="1.673cm" svg:x="1.541cm" svg:y="21.076cm">
            <draw:text-box>
              <text:p text:style-name="P1">Keep flying. Your kids can </text:p>
              <text:p text:style-name="P1">find another planet.</text:p>
            </draw:text-box>
          </draw:frame>
          <draw:custom-shape draw:style-name="gr3" draw:text-style-name="P1" draw:layer="layout" svg:width="1.707cm" svg:height="1.738cm" svg:x="4.23cm" svg:y="22.8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499cm" svg:y1="23.117cm" svg:x2="5.698cm" svg:y2="24.316cm">
            <text:p/>
          </draw:line>
          <draw:frame draw:style-name="gr5" draw:text-style-name="P3" draw:layer="layout" svg:width="7.885cm" svg:height="0.641cm" svg:x="1.322cm" svg:y="24.699cm">
            <draw:text-box>
              <text:p><text:span text:style-name="T2">The average flight in the US produces <text:s/>over <text:s/>1000lbs of CO2 per passenger. </text:span></text:p>
            </draw:text-box>
          </draw:frame>
          <draw:custom-shape draw:style-name="gr6" draw:text-style-name="P1" draw:layer="layout" svg:width="7.884cm" svg:height="4.657cm" svg:x="1.365cm" svg:y="20.91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.382cm" svg:height="1.382cm" svg:x="14.481cm" svg:y="3.435cm">
          <draw:image xlink:href="Pictures/100002010000002000000020FB84FB58.png" xlink:type="simple" xlink:show="embed" xlink:actuate="onLoad">
            <text:p/>
          </draw:image>
        </draw:frame>
        <draw:frame draw:style-name="gr2" draw:text-style-name="P1" draw:layer="layout" svg:width="5.121cm" svg:height="1.673cm" svg:x="12.707cm" svg:y="1.42cm">
          <draw:text-box>
            <text:p text:style-name="P1">Support the war.</text:p>
            <text:p text:style-name="P1">Keep flying.</text:p>
          </draw:text-box>
        </draw:frame>
        <draw:custom-shape draw:style-name="gr3" draw:text-style-name="P1" draw:layer="layout" svg:width="1.707cm" svg:height="1.738cm" svg:x="14.29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565cm" svg:y1="3.461cm" svg:x2="15.764cm" svg:y2="4.66cm">
          <text:p/>
        </draw:line>
        <draw:frame draw:style-name="gr5" draw:text-style-name="P3" draw:layer="layout" svg:width="5.874cm" svg:height="0.641cm" svg:x="12.388cm" svg:y="5.043cm">
          <draw:text-box>
            <text:p><text:span text:style-name="T2">Aviation is the fastest growing cause of climate change.</text:span></text:p>
          </draw:text-box>
        </draw:frame>
        <draw:custom-shape draw:style-name="gr6" draw:text-style-name="P1" draw:layer="layout" svg:width="7.884cm" svg:height="4.657cm" svg:x="11.431cm" svg:y="1.259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1.382cm" svg:height="1.382cm" svg:x="14.543cm" svg:y="8.459cm">
            <draw:image xlink:href="Pictures/100002010000002000000020FB84FB58.png" xlink:type="simple" xlink:show="embed" xlink:actuate="onLoad">
              <text:p/>
            </draw:image>
          </draw:frame>
          <draw:frame draw:style-name="gr2" draw:text-style-name="P1" draw:layer="layout" svg:width="4.871cm" svg:height="1.673cm" svg:x="12.769cm" svg:y="6.444cm">
            <draw:text-box>
              <text:p text:style-name="P1">See the world.</text:p>
              <text:p text:style-name="P1">Sink the planet.</text:p>
            </draw:text-box>
          </draw:frame>
          <draw:custom-shape draw:style-name="gr3" draw:text-style-name="P1" draw:layer="layout" svg:width="1.707cm" svg:height="1.738cm" svg:x="14.358cm" svg:y="8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4.627cm" svg:y1="8.485cm" svg:x2="15.826cm" svg:y2="9.684cm">
            <text:p/>
          </draw:line>
          <draw:frame draw:style-name="gr5" draw:text-style-name="P3" draw:layer="layout" svg:width="7.885cm" svg:height="0.641cm" svg:x="11.45cm" svg:y="10.067cm">
            <draw:text-box>
              <text:p><text:span text:style-name="T2">The average flight in the US produces <text:s/>over <text:s/>1000lbs of CO2 per passenger. </text:span></text:p>
            </draw:text-box>
          </draw:frame>
          <draw:custom-shape draw:style-name="gr6" draw:text-style-name="P1" draw:layer="layout" svg:width="7.884cm" svg:height="4.657cm" svg:x="11.493cm" svg:y="6.283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.382cm" svg:height="1.382cm" svg:x="14.67cm" svg:y="13.381cm">
          <draw:image xlink:href="Pictures/100002010000002000000020FB84FB58.png" xlink:type="simple" xlink:show="embed" xlink:actuate="onLoad">
            <text:p/>
          </draw:image>
        </draw:frame>
        <draw:frame draw:style-name="gr2" draw:text-style-name="P1" draw:layer="layout" svg:width="6.949cm" svg:height="1.673cm" svg:x="11.896cm" svg:y="11.366cm">
          <draw:text-box>
            <text:p text:style-name="P1">Keep flying. God made</text:p>
            <text:p text:style-name="P1">the earth just for you.</text:p>
          </draw:text-box>
        </draw:frame>
        <draw:custom-shape draw:style-name="gr3" draw:text-style-name="P1" draw:layer="layout" svg:width="1.707cm" svg:height="1.738cm" svg:x="14.485cm" svg:y="13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754cm" svg:y1="13.407cm" svg:x2="15.953cm" svg:y2="14.606cm">
          <text:p/>
        </draw:line>
        <draw:frame draw:style-name="gr5" draw:text-style-name="P3" draw:layer="layout" svg:width="5.874cm" svg:height="0.641cm" svg:x="12.277cm" svg:y="14.989cm">
          <draw:text-box>
            <text:p><text:span text:style-name="T2">Aviation is the fastest growing cause of climate change.</text:span></text:p>
          </draw:text-box>
        </draw:frame>
        <draw:custom-shape draw:style-name="gr6" draw:text-style-name="P1" draw:layer="layout" svg:width="7.884cm" svg:height="4.657cm" svg:x="11.52cm" svg:y="11.205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1.382cm" svg:height="1.382cm" svg:x="14.721cm" svg:y="18.276cm">
            <draw:image xlink:href="Pictures/100002010000002000000020FB84FB58.png" xlink:type="simple" xlink:show="embed" xlink:actuate="onLoad">
              <text:p/>
            </draw:image>
          </draw:frame>
          <draw:frame draw:style-name="gr2" draw:text-style-name="P1" draw:layer="layout" svg:width="5.895cm" svg:height="1.673cm" svg:x="12.347cm" svg:y="16.261cm">
            <draw:text-box>
              <text:p text:style-name="P1">Support Al-Qaeda. </text:p>
              <text:p text:style-name="P1">Keep flying.</text:p>
            </draw:text-box>
          </draw:frame>
          <draw:custom-shape draw:style-name="gr3" draw:text-style-name="P1" draw:layer="layout" svg:width="1.707cm" svg:height="1.738cm" svg:x="14.536cm" svg:y="18.0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4.805cm" svg:y1="18.302cm" svg:x2="16.004cm" svg:y2="19.501cm">
            <text:p/>
          </draw:line>
          <draw:frame draw:style-name="gr5" draw:text-style-name="P3" draw:layer="layout" svg:width="7.885cm" svg:height="0.641cm" svg:x="11.628cm" svg:y="19.884cm">
            <draw:text-box>
              <text:p><text:span text:style-name="T2">The average flight in the US produces <text:s/>over <text:s/>1000lbs of CO2 per passenger. </text:span></text:p>
            </draw:text-box>
          </draw:frame>
          <draw:custom-shape draw:style-name="gr6" draw:text-style-name="P1" draw:layer="layout" svg:width="7.884cm" svg:height="4.657cm" svg:x="11.571cm" svg:y="16.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1.382cm" svg:height="1.382cm" svg:x="14.747cm" svg:y="23.172cm">
            <draw:image xlink:href="Pictures/100002010000002000000020FB84FB58.png" xlink:type="simple" xlink:show="embed" xlink:actuate="onLoad">
              <text:p/>
            </draw:image>
          </draw:frame>
          <draw:frame draw:style-name="gr2" draw:text-style-name="P1" draw:layer="layout" svg:width="6.42cm" svg:height="1.673cm" svg:x="12.373cm" svg:y="21.157cm">
            <draw:text-box>
              <text:p text:style-name="P1">Flying is so cool and </text:p>
              <text:p text:style-name="P1">the earth is so hot.</text:p>
            </draw:text-box>
          </draw:frame>
          <draw:custom-shape draw:style-name="gr3" draw:text-style-name="P1" draw:layer="layout" svg:width="1.707cm" svg:height="1.738cm" svg:x="14.562cm" svg:y="22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4.831cm" svg:y1="23.198cm" svg:x2="16.03cm" svg:y2="24.397cm">
            <text:p/>
          </draw:line>
          <draw:frame draw:style-name="gr5" draw:text-style-name="P3" draw:layer="layout" svg:width="5.874cm" svg:height="0.641cm" svg:x="12.654cm" svg:y="24.78cm">
            <draw:text-box>
              <text:p><text:span text:style-name="T2">Aviation is the fastest growing cause of climate change.</text:span></text:p>
            </draw:text-box>
          </draw:frame>
          <draw:custom-shape draw:style-name="gr6" draw:text-style-name="P1" draw:layer="layout" svg:width="7.884cm" svg:height="4.657cm" svg:x="11.597cm" svg:y="20.99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frame draw:style-name="gr1" draw:text-style-name="P1" draw:layer="layout" svg:width="1.382cm" svg:height="1.382cm" svg:x="16.282cm" svg:y="17.588cm">
          <draw:image xlink:href="Pictures/100002010000002000000020FB84FB58.png" xlink:type="simple" xlink:show="embed" xlink:actuate="onLoad">
            <text:p/>
          </draw:image>
        </draw:frame>
        <draw:frame draw:style-name="gr2" draw:text-style-name="P1" draw:layer="layout" svg:width="8.181cm" svg:height="1.673cm" svg:x="13.008cm" svg:y="15.573cm">
          <draw:text-box>
            <text:p text:style-name="P1">Keep flying. Someone else</text:p>
            <text:p text:style-name="P1">will solve the problem - not.</text:p>
          </draw:text-box>
        </draw:frame>
        <draw:custom-shape draw:style-name="gr3" draw:text-style-name="P1" draw:layer="layout" svg:width="1.707cm" svg:height="1.738cm" svg:x="16.097cm" svg:y="1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366cm" svg:y1="17.614cm" svg:x2="17.565cm" svg:y2="18.813cm">
          <text:p/>
        </draw:line>
        <draw:frame draw:style-name="gr5" draw:text-style-name="P3" draw:layer="layout" svg:width="5.874cm" svg:height="0.641cm" svg:x="14.189cm" svg:y="19.196cm">
          <draw:text-box>
            <text:p><text:span text:style-name="T2">Aviation is the fastest growing cause of climate change.</text:span></text:p>
          </draw:text-box>
        </draw:frame>
        <draw:custom-shape draw:style-name="gr6" draw:text-style-name="P1" draw:layer="layout" svg:width="7.884cm" svg:height="4.657cm" svg:x="13.132cm" svg:y="15.41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1.382cm" svg:height="1.382cm" svg:x="7.684cm" svg:y="16.16cm">
            <draw:image xlink:href="Pictures/100002010000002000000020FB84FB58.png" xlink:type="simple" xlink:show="embed" xlink:actuate="onLoad">
              <text:p/>
            </draw:image>
          </draw:frame>
          <draw:frame draw:style-name="gr2" draw:text-style-name="P1" draw:layer="layout" svg:width="7.686cm" svg:height="1.673cm" svg:x="4.763cm" svg:y="14.173cm">
            <draw:text-box>
              <text:p text:style-name="P1">If God had wanted you to</text:p>
              <text:p text:style-name="P1">fly you would have wings.</text:p>
            </draw:text-box>
          </draw:frame>
          <draw:custom-shape draw:style-name="gr3" draw:text-style-name="P1" draw:layer="layout" svg:width="1.707cm" svg:height="1.738cm" svg:x="7.499cm" svg:y="1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768cm" svg:y1="16.186cm" svg:x2="8.967cm" svg:y2="17.385cm">
            <text:p/>
          </draw:line>
          <draw:frame draw:style-name="gr5" draw:text-style-name="P3" draw:layer="layout" svg:width="5.874cm" svg:height="0.641cm" svg:x="5.591cm" svg:y="17.768cm">
            <draw:text-box>
              <text:p><text:span text:style-name="T2">Aviation is the fastest growing cause of climate change.</text:span></text:p>
            </draw:text-box>
          </draw:frame>
          <draw:custom-shape draw:style-name="gr6" draw:text-style-name="P1" draw:layer="layout" svg:width="7.884cm" svg:height="4.657cm" svg:x="4.641cm" svg:y="14.0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1.382cm" svg:height="1.382cm" svg:x="7.73cm" svg:y="9.58cm">
            <draw:image xlink:href="Pictures/100002010000002000000020FB84FB58.png" xlink:type="simple" xlink:show="embed" xlink:actuate="onLoad">
              <text:p/>
            </draw:image>
          </draw:frame>
          <draw:frame draw:style-name="gr2" draw:text-style-name="P1" draw:layer="layout" svg:width="8.037cm" svg:height="1.673cm" svg:x="4.809cm" svg:y="7.593cm">
            <draw:text-box>
              <text:p text:style-name="P1">Keep flying and let Darwin </text:p>
              <text:p text:style-name="P1">sort out the survivors.</text:p>
            </draw:text-box>
          </draw:frame>
          <draw:custom-shape draw:style-name="gr3" draw:text-style-name="P1" draw:layer="layout" svg:width="1.707cm" svg:height="1.738cm" svg:x="7.545cm" svg:y="9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814cm" svg:y1="9.606cm" svg:x2="9.013cm" svg:y2="10.805cm">
            <text:p/>
          </draw:line>
          <draw:frame draw:style-name="gr5" draw:text-style-name="P3" draw:layer="layout" svg:width="5.874cm" svg:height="0.641cm" svg:x="5.637cm" svg:y="11.188cm">
            <draw:text-box>
              <text:p><text:span text:style-name="T2">Aviation is the fastest growing cause of climate change.</text:span></text:p>
            </draw:text-box>
          </draw:frame>
          <draw:custom-shape draw:style-name="gr6" draw:text-style-name="P1" draw:layer="layout" svg:width="7.884cm" svg:height="4.657cm" svg:x="4.687cm" svg:y="7.4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</meta:initial-creator>
    <meta:creation-date>2013-02-05T15:15:45</meta:creation-date>
    <dc:date>2013-02-08T09:46:46</dc:date>
    <dc:creator>sam </dc:creator>
    <meta:editing-duration>PT6H46M10S</meta:editing-duration>
    <meta:editing-cycles>11</meta:editing-cycles>
    <meta:generator>LibreOffice/3.5$Linux_x86 LibreOffice_project/350m1$Build-2</meta:generator>
    <meta:document-statistic meta:object-count="86"/>
  </office:meta>
</office:document-meta>
</file>